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oalineado"/>
      <text:h text:style-name="P1" text:outline-level="1">Telares del segle XIX: Evolució tecnològica, impacte en la indústria tèxtil i els canvis socials associats.</text:h>
      <text:p text:style-name="Text_20_body"/>
      <text:p text:style-name="Textoalineado">Al segle XIX, els telers van experimentar una gran evolució tecnològica que va transformar la producció tèxtil i va impulsar la Revolució Industrial. Aquesta evolució va anar acompanyada d’invents que van millorar la velocitat, la precisió i la qualitat de la producció de teixits, passant d’un procés artesanal a una producció industrialitzada. Aquí tens alguns dels moments i invents clau en aquesta evolució tecnològica:</text:p>
      <text:h text:style-name="Heading_20_2" text:outline-level="2">1. El teler manual i les primeres millores</text:h>
      <text:p text:style-name="Textoalineado">Abans del segle XIX, el teler manual era la tecnologia principal per teixir. Aquesta era una eina mecànica que requeria un esforç físic considerable i habilitat per part de l’operari. Tot i que era funcional, limitava la producció, ja que un sol teler manual no podia produir gran quantitat de teixit en poc temps.</text:p>
      <text:p text:style-name="Textoalineado">Amb la introducció de petites millores mecàniques a finals del segle XVIII, com el <text:span text:style-name="Strong_20_Emphasis">teler volador</text:span> o <text:span text:style-name="Strong_20_Emphasis">llançadora voladora</text:span> de John Kay (1733), la productivitat dels teixidors es va incrementar. Aquest mecanisme va permetre que la llançadora es mogués automàticament d'un costat a l'altre, fet que va duplicar la velocitat de producció.</text:p>
      <text:h text:style-name="Heading_20_2" text:outline-level="2">2. La introducció del teler mecànic</text:h>
      <text:p text:style-name="Textoalineado">Un dels avenços més importants del segle XIX va ser el <text:span text:style-name="Strong_20_Emphasis">teler mecànic</text:span> (o teler accionat per màquines), que va ser desenvolupat a partir de diverses versions primerenques. Richard Arkwright va jugar un paper clau amb la seva filadora d’aigua, i Samuel Crompton va millorar el procés amb la <text:span text:style-name="Strong_20_Emphasis">Mule Jenny</text:span>. Aquestes màquines es van utilitzar inicialment en la producció de fil, però els principis es van aplicar aviat als telers per a teixir.</text:p>
      <text:p text:style-name="Textoalineado">El <text:span text:style-name="Strong_20_Emphasis">teler mecànic de Cartwright</text:span> (1785), un precursor important, utilitzava l’energia d’una màquina de vapor per moure el teler, reduint considerablement la necessitat de força humana. La seva adopció, malgrat alguns problemes inicials, va augmentar la producció tèxtil a una escala sense precedents.</text:p>
      <text:p text:style-name="Textoalineado"/>
      <text:p text:style-name="Textoalineado"/>
      <text:p text:style-name="Textoalineado"/>
      <text:p text:style-name="Textoalineado"/>
      <text:p text:style-name="Textoalineado"/>
      <text:p text:style-name="Textoalineado"><text:soft-page-break/></text:p>
      <text:h text:style-name="Heading_20_2" text:outline-level="2">3. El teler de Jacquard</text:h>
      <text:p text:style-name="Textoalineado">L’invent de <text:span text:style-name="Strong_20_Emphasis">Joseph Marie Jacquard</text:span> al voltant del 1804 va marcar una revolució en el teixit de patrons complexos. El <text:span text:style-name="Strong_20_Emphasis">teler de Jacquard</text:span> usava targetes perforades per controlar el moviment dels fils de la trama i l'ordit, cosa que permetia la creació de dissenys detallats i repetitius de manera mecànica. Aquest sistema de targetes perforades es considera un precursor dels primers sistemes d'ordinadors, ja que va introduir la idea d'instruccions codificades per al funcionament de la màquina.</text:p>
      <text:h text:style-name="Heading_20_2" text:outline-level="2">4. La mecanització i la fabricació en sèrie</text:h>
      <text:p text:style-name="Textoalineado">Amb l'augment de la demanda de productes tèxtils i el creixement del comerç, les fàbriques de teixits es van expandir per Europa i Amèrica. L’ús de màquines de vapor per impulsar els telers va permetre crear fàbriques més grans amb una producció en cadena. La màquina de vapor de James Watt va contribuir a l’impuls d’aquesta producció a gran escala. Els telers automàtics, que requerien cada vegada menys intervenció humana, es van anar implementant i es va consolidar el model de fàbrica de producció massiva.</text:p>
      <text:h text:style-name="Heading_20_2" text:outline-level="2">5. Millores en la seguretat i eficiència</text:h>
      <text:p text:style-name="Textoalineado">Cap a finals del segle XIX, la tecnologia dels telers va continuar evolucionant per millorar la seguretat dels treballadors i l’eficiència energètica de les màquines. Això va incloure ajustos per reduir accidents i la implementació de millores com els sistemes d'embragatge per desconnectar el teler quan es produïen errors, evitant danys al teixit o al teler mateix.</text:p>
      <text:p text:style-name="Textoalineado">Impacte social i econòmic</text:p>
      <text:p text:style-name="Textoalineado">Els telers del segle XIX van provocar una gran transformació social, amb el sorgiment de noves classes de treballadors industrials i el desplaçament de teixidors artesanals. La producció massiva va reduir els costos de teixits com el cotó, convertint-los en materials assequibles per a una gran part de la població. Aquesta transformació va influir en l’economia, donant lloc al creixement de ciutats industrials i a la configuració de les noves economies de mercat.</text:p>
      <text:p text:style-name="Textoalineado">Conclusió</text:p>
      <text:p text:style-name="Textoalineado">Els telers del segle XIX van passar de ser eines manuals a màquines automàtiques sofisticades, amb una producció i complexitat que haurien estat inimaginables només unes dècades abans. Aquesta evolució tecnològica va establir les bases de la indústria tèxtil moderna i va tenir un impacte durador en la manera de produir i consumir productes tèxtils a nivell mundial.</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Textoalineado" style:family="paragraph" style:parent-style-name="Standard" style:class="text">
      <style:paragraph-properties fo:margin-left="0.499cm" fo:margin-right="0.499cm" fo:line-height="150%"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37S</meta:editing-duration>
    <meta:editing-cycles>3</meta:editing-cycles>
    <meta:generator>OpenOffice/4.1.15$Win32 OpenOffice.org_project/4115m2$Build-9813</meta:generator>
    <dc:date>2024-11-04T11:53:11.19</dc:date>
    <meta:document-statistic meta:table-count="0" meta:image-count="0" meta:object-count="0" meta:page-count="3" meta:paragraph-count="18" meta:word-count="692" meta:character-count="4328"/>
    <dc:creator>Pablo  Rufete</dc:creator>
    <meta:user-defined meta:name="Info 1"/>
    <meta:user-defined meta:name="Info 2"/>
    <meta:user-defined meta:name="Info 3"/>
    <meta:user-defined meta:name="Info 4"/>
  </office:meta>
</office:document-meta>
</file>